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2b8ad"/>
    </style:style>
    <style:style style:name="P2" style:family="paragraph" style:parent-style-name="Standard">
      <style:text-properties officeooo:rsid="00025064"/>
    </style:style>
    <style:style style:name="P3" style:family="paragraph" style:parent-style-name="Standard">
      <style:text-properties officeooo:rsid="00025064" officeooo:paragraph-rsid="00025064"/>
    </style:style>
    <style:style style:name="P4" style:family="paragraph" style:parent-style-name="Standard">
      <style:text-properties officeooo:rsid="00025064" officeooo:paragraph-rsid="0002b8ad"/>
    </style:style>
    <style:style style:name="P5" style:family="paragraph" style:parent-style-name="Standard">
      <style:text-properties officeooo:rsid="0002b8ad" officeooo:paragraph-rsid="0002b8ad"/>
    </style:style>
    <style:style style:name="P6" style:family="paragraph" style:parent-style-name="Standard">
      <style:text-properties officeooo:rsid="0005db23" officeooo:paragraph-rsid="0005db23"/>
    </style:style>
    <style:style style:name="P7" style:family="paragraph" style:parent-style-name="Standard">
      <style:text-properties officeooo:rsid="00068737" officeooo:paragraph-rsid="00068737"/>
    </style:style>
    <style:style style:name="P8" style:family="paragraph" style:parent-style-name="Standard">
      <style:text-properties officeooo:rsid="0006f394" officeooo:paragraph-rsid="0006f394"/>
    </style:style>
    <style:style style:name="P9" style:family="paragraph" style:parent-style-name="Standard">
      <style:text-properties officeooo:rsid="000a258b" officeooo:paragraph-rsid="000a258b"/>
    </style:style>
    <style:style style:name="P10" style:family="paragraph" style:parent-style-name="Standard">
      <style:text-properties officeooo:rsid="000c0540" officeooo:paragraph-rsid="000c0540"/>
    </style:style>
    <style:style style:name="P11" style:family="paragraph" style:parent-style-name="Standard">
      <style:text-properties officeooo:rsid="001024f4" officeooo:paragraph-rsid="001024f4"/>
    </style:style>
    <style:style style:name="P12" style:family="paragraph" style:parent-style-name="Standard">
      <style:text-properties style:font-name="Verdana" officeooo:rsid="00025064" officeooo:paragraph-rsid="00025064"/>
    </style:style>
    <style:style style:name="P13" style:family="paragraph" style:parent-style-name="Standard">
      <style:text-properties style:font-name="Verdana" officeooo:rsid="000e7708" officeooo:paragraph-rsid="000e7708"/>
    </style:style>
    <style:style style:name="P14" style:family="paragraph" style:parent-style-name="Standard">
      <style:text-properties style:font-name="Verdana" officeooo:rsid="000ff0eb" officeooo:paragraph-rsid="000ff0eb"/>
    </style:style>
    <style:style style:name="P15" style:family="paragraph" style:parent-style-name="Standard">
      <style:text-properties style:font-name="Verdana" officeooo:rsid="001024f4" officeooo:paragraph-rsid="001024f4"/>
    </style:style>
    <style:style style:name="P16" style:family="paragraph" style:parent-style-name="Standard">
      <style:text-properties style:font-name="Verdana" officeooo:rsid="0010cd54" officeooo:paragraph-rsid="0010cd54"/>
    </style:style>
    <style:style style:name="P17" style:family="paragraph" style:parent-style-name="Standard">
      <style:text-properties officeooo:rsid="0010cd54" officeooo:paragraph-rsid="0010cd54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P36" style:family="paragraph" style:parent-style-name="Text_20_body" style:list-style-name="L19"/>
    <style:style style:name="P37" style:family="paragraph" style:parent-style-name="Text_20_body" style:list-style-name="L20"/>
    <style:style style:name="P38" style:family="paragraph" style:parent-style-name="Text_20_body" style:list-style-name="L21"/>
    <style:style style:name="P39" style:family="paragraph" style:parent-style-name="Text_20_body" style:list-style-name="L22"/>
    <style:style style:name="P40" style:family="paragraph" style:parent-style-name="Text_20_body" style:list-style-name="L23"/>
    <style:style style:name="P41" style:family="paragraph" style:parent-style-name="Text_20_body" style:list-style-name="L24"/>
    <style:style style:name="P42" style:family="paragraph" style:parent-style-name="Text_20_body" style:list-style-name="L25"/>
    <style:style style:name="P43" style:family="paragraph" style:parent-style-name="Text_20_body" style:list-style-name="L26"/>
    <style:style style:name="P44" style:family="paragraph" style:parent-style-name="Text_20_body" style:list-style-name="L27"/>
    <style:style style:name="P45" style:family="paragraph" style:parent-style-name="Text_20_body" style:list-style-name="L28"/>
    <style:style style:name="P46" style:family="paragraph" style:parent-style-name="Text_20_body" style:list-style-name="L29"/>
    <style:style style:name="P47" style:family="paragraph" style:parent-style-name="Text_20_body" style:list-style-name="L30"/>
    <style:style style:name="P48" style:family="paragraph" style:parent-style-name="Text_20_body" style:list-style-name="L31"/>
    <style:style style:name="P49" style:family="paragraph" style:parent-style-name="Text_20_body" style:list-style-name="L32"/>
    <style:style style:name="P50" style:family="paragraph" style:parent-style-name="Text_20_body" style:list-style-name="L33"/>
    <style:style style:name="P51" style:family="paragraph" style:parent-style-name="Text_20_body" style:list-style-name="L34"/>
    <style:style style:name="P52" style:family="paragraph" style:parent-style-name="Text_20_body" style:list-style-name="L35"/>
    <style:style style:name="P53" style:family="paragraph" style:parent-style-name="Text_20_body" style:list-style-name="L36"/>
    <style:style style:name="P54" style:family="paragraph" style:parent-style-name="Text_20_body" style:list-style-name="L37"/>
    <style:style style:name="P55" style:family="paragraph" style:parent-style-name="Text_20_body" style:list-style-name="L38"/>
    <style:style style:name="P56" style:family="paragraph" style:parent-style-name="Text_20_body" style:list-style-name="L39"/>
    <style:style style:name="P57" style:family="paragraph" style:parent-style-name="Text_20_body" style:list-style-name="L40"/>
    <style:style style:name="P58" style:family="paragraph" style:parent-style-name="Text_20_body" style:list-style-name="L41"/>
    <style:style style:name="P59" style:family="paragraph" style:parent-style-name="Text_20_body" style:list-style-name="L42"/>
    <style:style style:name="P60" style:family="paragraph" style:parent-style-name="Text_20_body" style:list-style-name="L43"/>
    <style:style style:name="P61" style:family="paragraph" style:parent-style-name="Text_20_body" style:list-style-name="L44"/>
    <style:style style:name="P62" style:family="paragraph" style:parent-style-name="Text_20_body" style:list-style-name="L45"/>
    <style:style style:name="P63" style:family="paragraph" style:parent-style-name="Text_20_body" style:list-style-name="L46"/>
    <style:style style:name="P64" style:family="paragraph" style:parent-style-name="Text_20_body" style:list-style-name="L47"/>
    <style:style style:name="P65" style:family="paragraph" style:parent-style-name="Text_20_body" style:list-style-name="L48"/>
    <style:style style:name="P66" style:family="paragraph" style:parent-style-name="Text_20_body" style:list-style-name="L49"/>
    <style:style style:name="P67" style:family="paragraph" style:parent-style-name="Text_20_body" style:list-style-name="L50"/>
    <style:style style:name="P68" style:family="paragraph" style:parent-style-name="Text_20_body" style:list-style-name="L51"/>
    <style:style style:name="P69" style:family="paragraph" style:parent-style-name="Text_20_body" style:list-style-name="L52"/>
    <style:style style:name="P70" style:family="paragraph" style:parent-style-name="Text_20_body" style:list-style-name="L53"/>
    <style:style style:name="P71" style:family="paragraph" style:parent-style-name="Text_20_body" style:list-style-name="L54"/>
    <style:style style:name="P72" style:family="paragraph" style:parent-style-name="Text_20_body" style:list-style-name="L55"/>
    <style:style style:name="P73" style:family="paragraph" style:parent-style-name="Text_20_body" style:list-style-name="L56"/>
    <style:style style:name="P74" style:family="paragraph" style:parent-style-name="Text_20_body" style:list-style-name="L57"/>
    <style:style style:name="P75" style:family="paragraph" style:parent-style-name="Text_20_body" style:list-style-name="L58"/>
    <style:style style:name="P76" style:family="paragraph" style:parent-style-name="Text_20_body" style:list-style-name="L59"/>
    <style:style style:name="P77" style:family="paragraph" style:parent-style-name="Text_20_body" style:list-style-name="L60"/>
    <style:style style:name="P78" style:family="paragraph" style:parent-style-name="Text_20_body" style:list-style-name="L61"/>
    <style:style style:name="P79" style:family="paragraph" style:parent-style-name="Text_20_body" style:list-style-name="L62"/>
    <style:style style:name="P80" style:family="paragraph" style:parent-style-name="Text_20_body" style:list-style-name="L63"/>
    <style:style style:name="P81" style:family="paragraph" style:parent-style-name="Text_20_body" style:list-style-name="L64"/>
    <style:style style:name="P82" style:family="paragraph" style:parent-style-name="Text_20_body" style:list-style-name="L65"/>
    <style:style style:name="P83" style:family="paragraph" style:parent-style-name="Text_20_body" style:list-style-name="L66"/>
    <style:style style:name="P84" style:family="paragraph" style:parent-style-name="Text_20_body" style:list-style-name="L67"/>
    <style:style style:name="P85" style:family="paragraph" style:parent-style-name="Text_20_body" style:list-style-name="L68"/>
    <style:style style:name="P86" style:family="paragraph" style:parent-style-name="Text_20_body" style:list-style-name="L69"/>
    <style:style style:name="P87" style:family="paragraph" style:parent-style-name="Text_20_body" style:list-style-name="L70"/>
    <style:style style:name="P88" style:family="paragraph" style:parent-style-name="Text_20_body" style:list-style-name="L71"/>
    <style:style style:name="P89" style:family="paragraph" style:parent-style-name="Text_20_body" style:list-style-name="L72"/>
    <style:style style:name="P90" style:family="paragraph" style:parent-style-name="Text_20_body" style:list-style-name="L73"/>
    <style:style style:name="P91" style:family="paragraph" style:parent-style-name="Text_20_body" style:list-style-name="L74"/>
    <style:style style:name="P92" style:family="paragraph" style:parent-style-name="Text_20_body" style:list-style-name="L75"/>
    <style:style style:name="P93" style:family="paragraph" style:parent-style-name="Standard">
      <style:text-properties style:text-outline="false" style:text-line-through-style="none" style:text-line-through-type="none" style:font-name="Verdana" fo:font-size="13pt" fo:font-style="normal" fo:text-shadow="none" style:text-underline-style="none" fo:font-weight="normal" officeooo:rsid="00025064" officeooo:paragraph-rsid="00025064" style:font-size-asian="13pt" style:font-style-asian="normal" style:font-weight-asian="normal" style:text-emphasize="none"/>
    </style:style>
    <style:style style:name="P94" style:family="paragraph" style:parent-style-name="Standard">
      <style:text-properties style:text-outline="false" style:text-line-through-style="none" style:text-line-through-type="none" style:font-name="Verdana" fo:font-size="13pt" fo:font-style="normal" fo:text-shadow="none" style:text-underline-style="none" fo:font-weight="normal" officeooo:rsid="000e7708" officeooo:paragraph-rsid="000e7708" style:font-size-asian="13pt" style:font-style-asian="normal" style:font-weight-asian="normal" style:text-emphasize="none"/>
    </style:style>
    <style:style style:name="P95" style:family="paragraph" style:parent-style-name="Standard">
      <style:text-properties style:font-name="Verdana" officeooo:rsid="001024f4" officeooo:paragraph-rsid="001024f4"/>
    </style:style>
    <style:style style:name="P96" style:family="paragraph" style:parent-style-name="Standard">
      <style:text-properties style:font-name="Verdana" officeooo:rsid="00153676" officeooo:paragraph-rsid="00153676"/>
    </style:style>
    <style:style style:name="P97" style:family="paragraph" style:parent-style-name="Standard">
      <style:text-properties fo:font-weight="bold"/>
    </style:style>
    <style:style style:name="T1" style:family="text">
      <style:text-properties officeooo:rsid="0002b8ad"/>
    </style:style>
    <style:style style:name="T2" style:family="text">
      <style:text-properties officeooo:rsid="0006676c"/>
    </style:style>
    <style:style style:name="T3" style:family="text">
      <style:text-properties officeooo:rsid="00068737"/>
    </style:style>
    <style:style style:name="T4" style:family="text">
      <style:text-properties officeooo:rsid="0006f394"/>
    </style:style>
    <style:style style:name="T5" style:family="text">
      <style:text-properties officeooo:rsid="0008c45f"/>
    </style:style>
    <style:style style:name="T6" style:family="text">
      <style:text-properties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ize="13pt" fo:font-style="normal" fo:text-shadow="none" style:text-underline-style="none" fo:font-weight="normal" officeooo:rsid="0010cd54" style:font-size-asian="13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ize="13pt" fo:font-style="normal" fo:text-shadow="none" style:text-underline-style="none" fo:font-weight="normal" officeooo:rsid="0012bea4" style:font-size-asian="13pt" style:font-style-asian="normal" style:font-weight-asian="normal" style:text-emphasize="none"/>
    </style:style>
    <style:style style:name="T9" style:family="text">
      <style:text-properties officeooo:rsid="0012bea4"/>
    </style:style>
    <style:style style:name="T10" style:family="text">
      <style:text-properties officeooo:rsid="00153676"/>
    </style:style>
    <style:style style:name="T11" style:family="text">
      <style:text-properties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­</text:span>Première note dnc </text:p>
      <text:p text:style-name="P2"/>
      <text:p text:style-name="P3">mcu : atmega644 64ko de mémoire et 2 uart (du coup 1 dédié midi) mais si on fait ça compatibilité arduino software ?</text:p>
      <text:p text:style-name="P3">Pas de puce dédié au midi en tout cas.</text:p>
      <text:p text:style-name="P1"><text:a xlink:type="simple" xlink:href="http://itp.nyu.edu/physcomp/Labs/MIDIOutput"><text:span text:style-name="T1">http://itp.nyu.edu/physcomp/Labs/MIDIOutput</text:span></text:a></text:p>
      <text:p text:style-name="P5"/>
      <text:p text:style-name="P5"/>
      <text:p text:style-name="P3"/>
      <text:p text:style-name="P5">Wiznet w5100 pour ethernet (udp et tcp) via spi</text:p>
      <text:p text:style-name="P5"/>
      <text:p text:style-name="P6">TI CC3000 pour wifi direct =&gt; plus versatil<text:span text:style-name="T3">e</text:span> que l'ethernet</text:p>
      <text:p text:style-name="P6"/>
      <text:p text:style-name="P6"/>
      <text:p text:style-name="P6"/>
      <text:p text:style-name="P6">Design alimentation : </text:p>
      <text:p text:style-name="P6">- chargeur intégré pour mini batterie auxiliaire</text:p>
      <text:p text:style-name="P6">- module chargeur pour batterie plus importante</text:p>
      <text:p text:style-name="P6">- gestion de l'alimentation intelligente (vrai coupure, mode veille)</text:p>
      <text:p text:style-name="P6">- soft start pour les composants wifi et mp3 si présent</text:p>
      <text:p text:style-name="P7">- monitoring tension + courant batterie <text:span text:style-name="T5">(auxiliaire, 12V, 24V, 230V)</text:span></text:p>
      <text:p text:style-name="P7">- petit fusible pour la carte + balèze pour les autres fonctions alimentée en direct par la carte via les relais</text:p>
      <text:p text:style-name="P6"/>
      <text:p text:style-name="P6"/>
      <text:p text:style-name="P6">Design : en fonction d'une boite</text:p>
      <text:p text:style-name="P6"/>
      <text:p text:style-name="P6">IN : <text:tab/>capteurs, bouton et sélecteur sur bornier</text:p>
      <text:p text:style-name="P6"/>
      <text:p text:style-name="P6">OUT : <text:tab/>light, moteur souris, contacteur <text:span text:style-name="T5">12 et 24V</text:span> <text:s/>sur bornier</text:p>
      <text:p text:style-name="P6"><text:tab/><text:span text:style-name="T2">Relais 230V sur bornier d'une autre couleur</text:span></text:p>
      <text:p text:style-name="P6"><text:tab/>Son sur minijack</text:p>
      <text:p text:style-name="P6"><text:tab/>Midi sur prise midi ?</text:p>
      <text:p text:style-name="P6"><text:tab/>Titreur sur prise câble en bande</text:p>
      <text:p text:style-name="P6"><text:tab/><text:span text:style-name="T4">RS232 pour allumage / extinction des VP</text:span></text:p>
      <text:p text:style-name="P6"/>
      <text:p text:style-name="P9">Led : power (aux,12,24,230) with multiple color for level and charge, wifi OK, serverOK, RX data, SdcardOK,</text:p>
      <text:p text:style-name="P9"/>
      <text:p text:style-name="P10">Selecteur : IP, </text:p>
      <text:p text:style-name="P6"><text:tab/></text:p>
      <text:p text:style-name="P6"/>
      <text:p text:style-name="P6"/>
      <text:p text:style-name="P8">Toutes les adresses en IP fixe</text:p>
      <text:p text:style-name="P8">Pas de mot de passe ? Réseau caché</text:p>
      <text:p text:style-name="P8">Pas de dhcp seulement un routeur</text:p>
      <text:p text:style-name="P8"/>
      <text:p text:style-name="P8"/>
      <text:p text:style-name="P8"/>
      <text:p text:style-name="P6"/>
      <text:p text:style-name="P6"/>
      <text:p text:style-name="P6"/>
      <text:p text:style-name="P4"><text:soft-page-break/></text:p>
      <text:p text:style-name="P3"/>
      <text:p text:style-name="P17"/>
      <text:p text:style-name="P17">lecteur audio [minijack/rca]</text:p>
      <text:p text:style-name="P12"><text:span text:style-name="T6">(lecteur vidéo) </text:span><text:span text:style-name="T7">[rca]</text:span></text:p>
      <text:p text:style-name="P12"><text:span text:style-name="T6">déclenchement bouton </text:span><text:span text:style-name="T7">[bornier]</text:span></text:p>
      <text:p text:style-name="P12"><text:span text:style-name="T6">déclenchement capteur (présence, autre) </text:span><text:span text:style-name="T7">[bornier]</text:span></text:p>
      <text:p text:style-name="P93">déclenchement régie</text:p>
      <text:p text:style-name="P93">régie méga patch interaction</text:p>
      <text:p text:style-name="P94">image direct</text:p>
      <text:p text:style-name="P13"><text:span text:style-name="T6">retour d'info, sur les dispos (niveau de batterie) </text:span><text:span text:style-name="T7">[batterie standard 2.1 5.5mm]</text:span></text:p>
      <text:p text:style-name="P16"><text:span text:style-name="T7">p</text:span><text:span text:style-name="T6">uissance 12/24v → intégré [puissance speakon </text:span><text:span text:style-name="T8">4 pour arrivée</text:span><text:span text:style-name="T6">] </text:span><text:span text:style-name="T8">avec différente entré pour faire de la puissance en parallèle [sortie en xlr3]</text:span></text:p>
      <text:p text:style-name="P13"><text:span text:style-name="T6">on off (relais) </text:span><text:span text:style-name="T7">[bornier]</text:span></text:p>
      <text:p text:style-name="P13"><text:span text:style-name="T6">relais 230V </text:span><text:span text:style-name="T8">[bornier]</text:span></text:p>
      <text:p text:style-name="P13"><text:span text:style-name="T6">gradué pwm 12V </text:span><text:span text:style-name="T8">[bornier]</text:span></text:p>
      <text:p text:style-name="P13">bouton de commande</text:p>
      <text:p text:style-name="P13">comprendre le artnet pour le récupérer</text:p>
      <text:p text:style-name="P13">émetteur dmx <text:span text:style-name="T9">[dmx 5]</text:span></text:p>
      <text:p text:style-name="P13">sortir du midi <text:span text:style-name="T9">[midi]</text:span></text:p>
      <text:p text:style-name="P13">affichage des titreur <text:span text:style-name="T9">[subd15 vga]</text:span></text:p>
      <text:p text:style-name="P13">réception de sms</text:p>
      <text:p text:style-name="P13">envoie de sms</text:p>
      <text:p text:style-name="P13">enregistrement du son / vidéo</text:p>
      <text:p text:style-name="P13">webcam</text:p>
      <text:p text:style-name="P13">moteur/ débordement</text:p>
      <text:p text:style-name="P14">comptage (sur les outils qui vont fonctionner tout seul)</text:p>
      <text:p text:style-name="P14">capteur d'obscurité (fixe)</text:p>
      <text:p text:style-name="P14">commande sur téléphone</text:p>
      <text:p text:style-name="P14">réception de sms pour du pilotage</text:p>
      <text:p text:style-name="P15">chargement de l'ipod <text:span text:style-name="T9">[usb]</text:span></text:p>
      <text:p text:style-name="P15">chargement des batteries <text:span text:style-name="T9">petites lithium</text:span> <text:span text:style-name="T9">[entrée jack en 12v]</text:span></text:p>
      <text:p text:style-name="P15">monitoring température </text:p>
      <text:p text:style-name="P15">pilotage de ventilateur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6"><text:soft-page-break/>sur le raspberry pi</text:p>
      <text:p text:style-name="P96"><text:line-break/></text:p>
      <text:section text:style-name="Sect1" text:name="magicdomid3">
        <text:p text:style-name="Standard"><text:line-break/></text:p>
      </text:section>
      <text:section text:style-name="Sect1" text:name="magicdomid2460">
        <text:p text:style-name="Heading_20_2">SCENARIO</text:p>
      </text:section>
      <text:section text:style-name="Sect1" text:name="magicdomid64">
        <text:p text:style-name="Standard"><text:line-break/></text:p>
      </text:section>
      <text:section text:style-name="Sect1" text:name="magicdomid158">
        <text:p text:style-name="Standard">client web (écrire le scénario, consulter, préférence de la carte)</text:p>
      </text:section>
      <text:section text:style-name="Sect1" text:name="magicdomid171">
        <text:list xml:id="list8889190523669836990" text:style-name="L1">
          <text:list-item>
            <text:p text:style-name="P18">|</text:p>
          </text:list-item>
        </text:list>
      </text:section>
      <text:section text:style-name="Sect1" text:name="magicdomid1156">
        <text:p text:style-name="Standard">serveur web — [format json] &lt;— exécuteur de scénario  —&gt;  gère l'audio et la vidéo</text:p>
      </text:section>
      <text:section text:style-name="Sect1" text:name="magicdomid1336">
        <text:list xml:id="list653538449751124631" text:style-name="L2">
          <text:list-item>
            <text:p text:style-name="P19">           |                                 &lt;—&gt; gère les entrées sorties des cartes d'extension</text:p>
          </text:list-item>
        </text:list>
      </text:section>
      <text:section text:style-name="Sect1" text:name="magicdomid300">
        <text:list xml:id="list2125164325418623596" text:style-name="L3">
          <text:list-item>
            <text:p text:style-name="P20">module réseau</text:p>
          </text:list-item>
        </text:list>
      </text:section>
      <text:section text:style-name="Sect1" text:name="magicdomid1095">
        <text:list xml:id="list5305108204275918126" text:style-name="L4">
          <text:list-item>
            <text:p text:style-name="P21">connexion auxs autres cartes</text:p>
          </text:list-item>
        </text:list>
      </text:section>
      <text:section text:style-name="Sect1" text:name="magicdomid20">
        <text:p text:style-name="Standard"><text:line-break/></text:p>
      </text:section>
      <text:section text:style-name="Sect1" text:name="magicdomid1100">
        <text:p text:style-name="Standard"><text:line-break/></text:p>
      </text:section>
      <text:section text:style-name="Sect1" text:name="magicdomid373">
        <text:p text:style-name="Standard">au démarage du RPI</text:p>
      </text:section>
      <text:section text:style-name="Sect1" text:name="magicdomid353">
        <text:p text:style-name="Standard">Master module</text:p>
      </text:section>
      <text:section text:style-name="Sect1" text:name="magicdomid2873">
        <text:p text:style-name="Standard"><text:line-break/></text:p>
      </text:section>
      <text:section text:style-name="Sect1" text:name="magicdomid2875">
        <text:p text:style-name="Standard"><text:line-break/></text:p>
      </text:section>
      <text:section text:style-name="Sect1" text:name="magicdomid2893">
        <text:list xml:id="list2181210762243587659" text:style-name="L5">
          <text:list-item>
            <text:p text:style-name="P22">Logique:</text:p>
          </text:list-item>
        </text:list>
      </text:section>
      <text:section text:style-name="Sect1" text:name="magicdomid2947">
        <text:list xml:id="list5371861177931649881" text:style-name="L6">
          <text:list-item>
            <text:p text:style-name="P23">(proposition)</text:p>
          </text:list-item>
        </text:list>
      </text:section>
      <text:section text:style-name="Sect1" text:name="magicdomid2953">
        <text:list xml:id="list3073072963814818265" text:style-name="L7">
          <text:list-item>
            <text:p text:style-name="P24"/>
          </text:list-item>
        </text:list>
      </text:section>
      <text:section text:style-name="Sect1" text:name="magicdomid3323">
        <text:list xml:id="list7509333441184004913" text:style-name="L8">
          <text:list-item>
            <text:p text:style-name="P25">Elements :</text:p>
          </text:list-item>
        </text:list>
      </text:section>
      <text:section text:style-name="Sect1" text:name="magicdomid3149">
        <text:list xml:id="list1092553713499352507" text:style-name="L9">
          <text:list-item>
            <text:p text:style-name="P26"> * Étape ( logique minimaliste qui a une entreé; une sortie et un comportement )</text:p>
          </text:list-item>
        </text:list>
      </text:section>
      <text:section text:style-name="Sect1" text:name="magicdomid3205">
        <text:list xml:id="list6690118252678546660" text:style-name="L10">
          <text:list-item>
            <text:p text:style-name="P27"> * Regisseur ( C'est lui qui dit où on en est : quelle scène, quelle acte et quelles sont les interruptions qui sont en cours ou non )</text:p>
          </text:list-item>
        </text:list>
      </text:section>
      <text:section text:style-name="Sect1" text:name="magicdomid3281">
        <text:list xml:id="list1389098223831475291" text:style-name="L11">
          <text:list-item>
            <text:p text:style-name="P28"> * Signal ( généré par des entrée ou d'autres chose (temps) qui permet de déclancher des interruptions )</text:p>
          </text:list-item>
        </text:list>
      </text:section>
      <text:section text:style-name="Sect1" text:name="magicdomid3394">
        <text:list xml:id="list6562959607830901643" text:style-name="L12">
          <text:list-item>
            <text:p text:style-name="P29"> * Interruption ( Déclanché par un signal et va faire soit une action minimal soit ouvrir un pointeur vers une étape )</text:p>
          </text:list-item>
        </text:list>
      </text:section>
      <text:section text:style-name="Sect1" text:name="magicdomid3396">
        <text:list xml:id="list3367441555929306212" text:style-name="L13">
          <text:list-item>
            <text:p text:style-name="P30"> * Pointeur ( thread qui pointe vers une étape et la joue )</text:p>
          </text:list-item>
        </text:list>
      </text:section>
      <text:section text:style-name="Sect1" text:name="magicdomid385">
        <text:p text:style-name="Standard"><text:line-break/></text:p>
      </text:section>
      <text:section text:style-name="Sect1" text:name="magicdomid23">
        <text:p text:style-name="Standard"><text:line-break/></text:p>
      </text:section>
      <text:section text:style-name="Sect1" text:name="magicdomid24">
        <text:p text:style-name="Standard"><text:line-break/></text:p>
      </text:section>
      <text:section text:style-name="Sect1" text:name="magicdomid2457">
        <text:p text:style-name="Heading_20_2">MODULES</text:p>
      </text:section>
      <text:section text:style-name="Sect1" text:name="magicdomid2353">
        <text:p text:style-name="Standard"><text:soft-page-break/><text:line-break/></text:p>
      </text:section>
      <text:section text:style-name="Sect1" text:name="magicdomid2354">
        <text:p text:style-name="Standard"><text:line-break/></text:p>
      </text:section>
      <text:section text:style-name="Sect1" text:name="magicdomid60">
        <text:p text:style-name="Standard"><text:line-break/></text:p>
      </text:section>
      <text:section text:style-name="Sect1" text:name="magicdomid2407">
        <text:p text:style-name="Heading_20_4">- Master Server Python </text:p>
      </text:section>
      <text:section text:style-name="Sect1" text:name="magicdomid1121">
        <text:p text:style-name="Standard"><text:line-break/></text:p>
      </text:section>
      <text:section text:style-name="Sect1" text:name="magicdomid1160">
        <text:list xml:id="list545103750176163552" text:style-name="L14">
          <text:list-item>
            <text:p text:style-name="P31">- Configuration :</text:p>
          </text:list-item>
        </text:list>
      </text:section>
      <text:section text:style-name="Sect1" text:name="magicdomid2575">
        <text:list xml:id="list8495767123988309127" text:style-name="L15">
          <text:list-item>
            <text:p text:style-name="P32">* fichier stocké sur la carte permettant de garder des paramètres globaux après extinction (ecriture à la main, ou via le client web)</text:p>
          </text:list-item>
        </text:list>
      </text:section>
      <text:section text:style-name="Sect1" text:name="magicdomid2474">
        <text:list xml:id="list1315701258523851593" text:style-name="L16">
          <text:list-item>
            <text:p text:style-name="P33">**System</text:p>
          </text:list-item>
        </text:list>
      </text:section>
      <text:section text:style-name="Sect1" text:name="magicdomid2533">
        <text:list xml:id="list4404460183656718063" text:style-name="L17">
          <text:list-item>
            <text:p text:style-name="P34">|_ Nom unique de la carte</text:p>
          </text:list-item>
        </text:list>
      </text:section>
      <text:section text:style-name="Sect1" text:name="magicdomid2534">
        <text:list xml:id="list8722349504474691576" text:style-name="L18">
          <text:list-item>
            <text:p text:style-name="P35">|_ Groupes de la carte </text:p>
          </text:list-item>
        </text:list>
      </text:section>
      <text:section text:style-name="Sect1" text:name="magicdomid2535">
        <text:list xml:id="list1133831836538543408" text:style-name="L19">
          <text:list-item>
            <text:p text:style-name="P36">|_ Mode au démarrage (jouer scenario, edition scénario ..)</text:p>
          </text:list-item>
        </text:list>
      </text:section>
      <text:section text:style-name="Sect1" text:name="magicdomid2483">
        <text:list xml:id="list8761584141425945026" text:style-name="L20">
          <text:list-item>
            <text:p text:style-name="P37">**In/Out</text:p>
          </text:list-item>
        </text:list>
      </text:section>
      <text:section text:style-name="Sect1" text:name="magicdomid2537">
        <text:list xml:id="list8534650791896902369" text:style-name="L21">
          <text:list-item>
            <text:p text:style-name="P38">|_config des entrées sorties réelement présent ( pour limiter les possibilité lors de la construction de scénario)</text:p>
          </text:list-item>
        </text:list>
      </text:section>
      <text:section text:style-name="Sect1" text:name="magicdomid3209">
        <text:list xml:id="list1683344098285276023" text:style-name="L22">
          <text:list-item>
            <text:p text:style-name="P39">**MediaPlayer</text:p>
          </text:list-item>
        </text:list>
      </text:section>
      <text:section text:style-name="Sect1" text:name="magicdomid3214">
        <text:list xml:id="list8034147361946071615" text:style-name="L23">
          <text:list-item>
            <text:p text:style-name="P40"/>
          </text:list-item>
        </text:list>
      </text:section>
      <text:section text:style-name="Sect1" text:name="magicdomid3255">
        <text:list xml:id="list3624886115508139209" text:style-name="L24">
          <text:list-item>
            <text:p text:style-name="P41">- Executeur de scenario</text:p>
          </text:list-item>
        </text:list>
      </text:section>
      <text:section text:style-name="Sect1" text:name="magicdomid3444">
        <text:list xml:id="list1811552657848824963" text:style-name="L25">
          <text:list-item>
            <text:p text:style-name="P42">* Ecoute les entrées ciblées</text:p>
          </text:list-item>
        </text:list>
      </text:section>
      <text:section text:style-name="Sect1" text:name="magicdomid3431">
        <text:list xml:id="list7654809610223675143" text:style-name="L26">
          <text:list-item>
            <text:p text:style-name="P43">* Envoi les ordres en conséquence</text:p>
          </text:list-item>
        </text:list>
      </text:section>
      <text:section text:style-name="Sect1" text:name="magicdomid3450">
        <text:list xml:id="list8400130468019592280" text:style-name="L27">
          <text:list-item>
            <text:p text:style-name="P44">** capteurs / actionneurs </text:p>
          </text:list-item>
        </text:list>
      </text:section>
      <text:section text:style-name="Sect1" text:name="magicdomid3441">
        <text:list xml:id="list1216722351267895710" text:style-name="L28">
          <text:list-item>
            <text:p text:style-name="P45">** osc com</text:p>
          </text:list-item>
        </text:list>
      </text:section>
      <text:section text:style-name="Sect1" text:name="magicdomid3442">
        <text:list xml:id="list1442138701695639825" text:style-name="L29">
          <text:list-item>
            <text:p text:style-name="P46">** media player events</text:p>
          </text:list-item>
        </text:list>
      </text:section>
      <text:section text:style-name="Sect1" text:name="magicdomid586">
        <text:p text:style-name="Standard"><text:line-break/></text:p>
      </text:section>
      <text:section text:style-name="Sect1" text:name="magicdomid2512">
        <text:list xml:id="list132986363096430534" text:style-name="L30">
          <text:list-item>
            <text:p text:style-name="P47">- OSC/Unix Communication</text:p>
          </text:list-item>
        </text:list>
      </text:section>
      <text:section text:style-name="Sect1" text:name="magicdomid2581">
        <text:list xml:id="list4930622539568134810" text:style-name="L31">
          <text:list-item>
            <text:p text:style-name="P48">* Interne: Communication avec les process (Media Player, vers Teleco, application tierces...)</text:p>
          </text:list-item>
        </text:list>
      </text:section>
      <text:section text:style-name="Sect1" text:name="magicdomid2605">
        <text:list xml:id="list6102560350106658147" text:style-name="L32">
          <text:list-item>
            <text:p text:style-name="P49">* Externe : reçoi des demande d'état et réponds</text:p>
          </text:list-item>
        </text:list>
      </text:section>
      <text:section text:style-name="Sect1" text:name="magicdomid2347">
        <text:list xml:id="list1976131136906805825" text:style-name="L33">
          <text:list-item>
            <text:p text:style-name="P50"/>
          </text:list-item>
        </text:list>
      </text:section>
      <text:section text:style-name="Sect1" text:name="magicdomid2372">
        <text:list xml:id="list3557823376107561800" text:style-name="L34">
          <text:list-item>
            <text:p text:style-name="P51">* Protocol OSC bas niveau</text:p>
          </text:list-item>
        </text:list>
      </text:section>
      <text:section text:style-name="Sect1" text:name="magicdomid2400">
        <text:list xml:id="list1241408154517518505" text:style-name="L35">
          <text:list-item>
            <text:p text:style-name="P52">* Discover : cherche les personnes alentours et se présente</text:p>
          </text:list-item>
        </text:list>
      </text:section>
      <text:section text:style-name="Sect1" text:name="magicdomid2452">
        <text:list xml:id="list8591743759331942577" text:style-name="L36">
          <text:list-item>
            <text:p text:style-name="P53">* RTP : Impose le temps le plus avancé à tous les membres qui se voient sur un réseau</text:p>
          </text:list-item>
        </text:list>
      </text:section>
      <text:section text:style-name="Sect1" text:name="magicdomid2517">
        <text:list xml:id="list6560259387132169929" text:style-name="L37">
          <text:list-item>
            <text:p text:style-name="P54"/>
          </text:list-item>
        </text:list>
      </text:section>
      <text:section text:style-name="Sect1" text:name="magicdomid1735">
        <text:list xml:id="list1265716861937346613" text:style-name="L38">
          <text:list-item>
            <text:p text:style-name="P55"/>
          </text:list-item>
        </text:list>
      </text:section>
      <text:section text:style-name="Sect1" text:name="magicdomid1773">
        <text:list xml:id="list6837900516815780904" text:style-name="L39">
          <text:list-item>
            <text:p text:style-name="P56"><text:soft-page-break/>- Gestion des processus externe</text:p>
          </text:list-item>
        </text:list>
      </text:section>
      <text:section text:style-name="Sect1" text:name="magicdomid2172">
        <text:list xml:id="list6669406317500146619" text:style-name="L40">
          <text:list-item>
            <text:p text:style-name="P57">* Lancement et surveillance de processus externe (MediaPlayer, ...)</text:p>
          </text:list-item>
        </text:list>
      </text:section>
      <text:section text:style-name="Sect1" text:name="magicdomid2221">
        <text:list xml:id="list3581759025023844150" text:style-name="L41">
          <text:list-item>
            <text:p text:style-name="P58">* Au lancement: destruction des zombies relicats</text:p>
          </text:list-item>
        </text:list>
      </text:section>
      <text:section text:style-name="Sect1" text:name="magicdomid2314">
        <text:list xml:id="list2745206984475237503" text:style-name="L42">
          <text:list-item>
            <text:p text:style-name="P59">* Pendant l'opération: destruction des process qui ne répondent pas</text:p>
          </text:list-item>
        </text:list>
      </text:section>
      <text:section text:style-name="Sect1" text:name="magicdomid2335">
        <text:list xml:id="list1922384358097148265" text:style-name="L43">
          <text:list-item>
            <text:p text:style-name="P60">* Relance des process perdus</text:p>
          </text:list-item>
        </text:list>
      </text:section>
      <text:section text:style-name="Sect1" text:name="magicdomid2498">
        <text:list xml:id="list5230791259591008577" text:style-name="L44">
          <text:list-item>
            <text:p text:style-name="P61"/>
          </text:list-item>
        </text:list>
      </text:section>
      <text:section text:style-name="Sect1" text:name="magicdomid2518">
        <text:list xml:id="list3507668741538384547" text:style-name="L45">
          <text:list-item>
            <text:p text:style-name="P62"/>
          </text:list-item>
        </text:list>
      </text:section>
      <text:section text:style-name="Sect1" text:name="magicdomid2530">
        <text:p text:style-name="Heading_20_4">- Webserver</text:p>
      </text:section>
      <text:section text:style-name="Sect1" text:name="magicdomid2729">
        <text:list xml:id="list349079391569146024" text:style-name="L46">
          <text:list-item>
            <text:p text:style-name="P63">* Distribution de l'interface web (html/js)</text:p>
          </text:list-item>
        </text:list>
      </text:section>
      <text:section text:style-name="Sect1" text:name="magicdomid2782">
        <text:list xml:id="list6981646018127716482" text:style-name="L47">
          <text:list-item>
            <text:p text:style-name="P64">* Ouverture Websocket pour communication bi-directionnelle</text:p>
          </text:list-item>
        </text:list>
      </text:section>
      <text:section text:style-name="Sect1" text:name="magicdomid2526">
        <text:list xml:id="list2308258696286512218" text:style-name="L48">
          <text:list-item>
            <text:p text:style-name="P65">** Edition de scénario</text:p>
          </text:list-item>
        </text:list>
      </text:section>
      <text:section text:style-name="Sect1" text:name="magicdomid2785">
        <text:list xml:id="list209354628794275946" text:style-name="L49">
          <text:list-item>
            <text:p text:style-name="P66">** Controle et Retours des process interne (Etat du player, des capteurs, etc...)</text:p>
          </text:list-item>
        </text:list>
      </text:section>
      <text:section text:style-name="Sect1" text:name="magicdomid2830">
        <text:list xml:id="list7055556005015880524" text:style-name="L50">
          <text:list-item>
            <text:p text:style-name="P67">** Carte du réseau (autres devices disponibles)</text:p>
          </text:list-item>
        </text:list>
      </text:section>
      <text:section text:style-name="Sect1" text:name="magicdomid3471">
        <text:list xml:id="list8111563116727244140" text:style-name="L51">
          <text:list-item>
            <text:p text:style-name="P68">** System settings (résolution vidéo...)</text:p>
          </text:list-item>
        </text:list>
      </text:section>
      <text:section text:style-name="Sect1" text:name="magicdomid2503">
        <text:list xml:id="list9208645833417145814" text:style-name="L52">
          <text:list-item>
            <text:p text:style-name="P69"/>
          </text:list-item>
        </text:list>
      </text:section>
      <text:section text:style-name="Sect1" text:name="magicdomid2508">
        <text:p text:style-name="Heading_20_4">- Communication physique IN/OUT/MCU</text:p>
      </text:section>
      <text:section text:style-name="Sect1" text:name="magicdomid2489">
        <text:list xml:id="list7810610173158137935" text:style-name="L53">
          <text:list-item>
            <text:p text:style-name="P70">* use SPI</text:p>
          </text:list-item>
        </text:list>
      </text:section>
      <text:section text:style-name="Sect1" text:name="magicdomid2490">
        <text:list xml:id="list5454774395040648905" text:style-name="L54">
          <text:list-item>
            <text:p text:style-name="P71">* sensible au interruption sur les entrées et ajout de carte extension à la volée (télécommande notament)</text:p>
          </text:list-item>
        </text:list>
      </text:section>
      <text:section text:style-name="Sect1" text:name="magicdomid2491">
        <text:list xml:id="list8040136037234153078" text:style-name="L55">
          <text:list-item>
            <text:p text:style-name="P72">* génère des warning si incompatibilité entre extension présente et fonctionalité espérer cf fichier de config</text:p>
          </text:list-item>
        </text:list>
      </text:section>
      <text:section text:style-name="Sect1" text:name="magicdomid2492">
        <text:list xml:id="list7423125524079021448" text:style-name="L56">
          <text:list-item>
            <text:p text:style-name="P73">* ajoute un objet carte globale et un objet télécommande (qui n'est actif que si la télécommande est branchée)</text:p>
          </text:list-item>
        </text:list>
      </text:section>
      <text:section text:style-name="Sect1" text:name="magicdomid2609">
        <text:list xml:id="list1312265980669199460" text:style-name="L57">
          <text:list-item>
            <text:p text:style-name="P74">* ajoute un objet pour chaque extension présente</text:p>
          </text:list-item>
        </text:list>
      </text:section>
      <text:section text:style-name="Sect1" text:name="magicdomid2612">
        <text:list xml:id="list8856288895888276884" text:style-name="L58">
          <text:list-item>
            <text:p text:style-name="P75"/>
          </text:list-item>
        </text:list>
      </text:section>
      <text:section text:style-name="Sect1" text:name="magicdomid2946">
        <text:list xml:id="list537205702139422616" text:style-name="L59">
          <text:list-item>
            <text:p text:style-name="P76">liste des objets présenties : télécommande, titreur, carte mère, extension relay, extension charge batterie 12v, <text:span text:style-name="T11">[extension dmx, extension midi,...]</text:span></text:p>
          </text:list-item>
        </text:list>
      </text:section>
      <text:section text:style-name="Sect1" text:name="magicdomid2513">
        <text:p text:style-name="Standard"><text:line-break/></text:p>
      </text:section>
      <text:section text:style-name="Sect1" text:name="magicdomid2515">
        <text:p text:style-name="Standard"><text:line-break/></text:p>
      </text:section>
      <text:section text:style-name="Sect1" text:name="magicdomid2370">
        <text:p text:style-name="Standard"><text:line-break/></text:p>
      </text:section>
      <text:section text:style-name="Sect1" text:name="magicdomid2454">
        <text:p text:style-name="Heading_20_4">- wifi</text:p>
      </text:section>
      <text:section text:style-name="Sect1" text:name="magicdomid2453">
        <text:p text:style-name="Standard"> module de surveillance wifi monitoring (gestion intelligente du roaming ?)</text:p>
      </text:section>
      <text:section text:style-name="Sect1" text:name="magicdomid2359">
        <text:p text:style-name="Standard"><text:line-break/></text:p>
      </text:section>
      <text:section text:style-name="Sect1" text:name="magicdomid3154">
        <text:list xml:id="list4219802361570650662" text:style-name="L60">
          <text:list-item>
            <text:p text:style-name="P77"/>
          </text:list-item>
        </text:list>
      </text:section>
      <text:section text:style-name="Sect1" text:name="magicdomid3144">
        <text:p text:style-name="Heading_20_4"><text:soft-page-break/>- Media Player (OF / libvlc / ..)</text:p>
      </text:section>
      <text:section text:style-name="Sect1" text:name="magicdomid1655">
        <text:list xml:id="list7806084308758568612" text:style-name="L61">
          <text:list-item>
            <text:p text:style-name="P78">* Sortie Video HDMI / Composite</text:p>
          </text:list-item>
        </text:list>
      </text:section>
      <text:section text:style-name="Sect1" text:name="magicdomid2991">
        <text:list xml:id="list7522132382515873297" text:style-name="L62">
          <text:list-item>
            <text:p text:style-name="P79">* Sortie Audio ALSA =&gt; jack/hdmi/usbaudio</text:p>
          </text:list-item>
        </text:list>
      </text:section>
      <text:section text:style-name="Sect1" text:name="magicdomid3012">
        <text:list xml:id="list8744007583958638541" text:style-name="L63">
          <text:list-item>
            <text:p text:style-name="P80">* Effets Audio (EQ, ...)</text:p>
          </text:list-item>
        </text:list>
      </text:section>
      <text:section text:style-name="Sect1" text:name="magicdomid3044">
        <text:list xml:id="list8287048002175450930" text:style-name="L64">
          <text:list-item>
            <text:p text:style-name="P81">* Effets Video (OpenGL)</text:p>
          </text:list-item>
        </text:list>
      </text:section>
      <text:section text:style-name="Sect1" text:name="magicdomid2935">
        <text:list xml:id="list5048806206809075909" text:style-name="L65">
          <text:list-item>
            <text:p text:style-name="P82">* Communication OSC / (+Socket ?)</text:p>
          </text:list-item>
        </text:list>
      </text:section>
      <text:section text:style-name="Sect1" text:name="magicdomid2902">
        <text:list xml:id="list4481446761986653506" text:style-name="L66">
          <text:list-item>
            <text:p text:style-name="P83"/>
          </text:list-item>
        </text:list>
      </text:section>
      <text:section text:style-name="Sect1" text:name="magicdomid416">
        <text:p text:style-name="Standard"><text:line-break/></text:p>
      </text:section>
      <text:section text:style-name="Sect1" text:name="magicdomid719">
        <text:p text:style-name="Standard">- Master Server (init sequence)</text:p>
      </text:section>
      <text:section text:style-name="Sect1" text:name="magicdomid1678">
        <text:p text:style-name="Standard">     (* : lancé par défaut, - lancé par choix )</text:p>
      </text:section>
      <text:section text:style-name="Sect1" text:name="magicdomid1684">
        <text:p text:style-name="Standard">      * lit fichier de configuration</text:p>
      </text:section>
      <text:section text:style-name="Sect1" text:name="magicdomid1708">
        <text:list xml:id="list7081427604234838694" text:style-name="L67">
          <text:list-item>
            <text:p text:style-name="P84">* Écoute port 1781, 1782 (ou autre si definit dans le fichier de conf)</text:p>
          </text:list-item>
        </text:list>
      </text:section>
      <text:section text:style-name="Sect1" text:name="magicdomid529">
        <text:list xml:id="list7718192053467731147" text:style-name="L68">
          <text:list-item>
            <text:p text:style-name="P85">* Protocol discover</text:p>
          </text:list-item>
        </text:list>
      </text:section>
      <text:section text:style-name="Sect1" text:name="magicdomid840">
        <text:list xml:id="list132513887643612647" text:style-name="L69">
          <text:list-item>
            <text:p text:style-name="P86">* init lecture extension</text:p>
          </text:list-item>
        </text:list>
      </text:section>
      <text:section text:style-name="Sect1" text:name="magicdomid843">
        <text:list xml:id="list3934328069831264964" text:style-name="L70">
          <text:list-item>
            <text:p text:style-name="P87">* demarre web server</text:p>
          </text:list-item>
        </text:list>
      </text:section>
      <text:section text:style-name="Sect1" text:name="magicdomid1728">
        <text:list xml:id="list670504631298115641" text:style-name="L71">
          <text:list-item>
            <text:p text:style-name="P88">* Selon configuration</text:p>
          </text:list-item>
        </text:list>
      </text:section>
      <text:section text:style-name="Sect1" text:name="magicdomid1007">
        <text:list xml:id="list8045943189571773176" text:style-name="L72">
          <text:list-item>
            <text:p text:style-name="P89">|_  mode scénario jeu</text:p>
          </text:list-item>
        </text:list>
      </text:section>
      <text:section text:style-name="Sect1" text:name="magicdomid1025">
        <text:list xml:id="list634302650449146996" text:style-name="L73">
          <text:list-item>
            <text:p text:style-name="P90">|_  mode édition scénario</text:p>
          </text:list-item>
        </text:list>
      </text:section>
      <text:section text:style-name="Sect1" text:name="magicdomid1078">
        <text:p text:style-name="Standard"><text:line-break/></text:p>
      </text:section>
      <text:section text:style-name="Sect1" text:name="magicdomid737">
        <text:list xml:id="list2859309921027813883" text:style-name="L74">
          <text:list-item>
            <text:p text:style-name="P91"/>
          </text:list-item>
        </text:list>
      </text:section>
      <text:section text:style-name="Sect1" text:name="magicdomid528">
        <text:list xml:id="list239093966287443165" text:style-name="L75">
          <text:list-item>
            <text:p text:style-name="P92"/>
          </text:list-item>
        </text:list>
      </text:section>
      <text:section text:style-name="Sect1" text:name="magicdomid413">
        <text:p text:style-name="Standard"><text:line-break/></text:p>
      </text:section>
      <text:section text:style-name="Sect1" text:name="magicdomid18">
        <text:p text:style-name="Standard"><text:line-break/></text:p>
      </text:section>
      <text:section text:style-name="Sect1" text:name="magicdomid19">
        <text:p text:style-name="Standard"><text:line-break/></text:p>
      </text:section>
      <text:section text:style-name="Sect1" text:name="magicdomid2386">
        <text:p text:style-name="Standard"><text:line-break/></text:p>
      </text:section>
      <text:section text:style-name="Sect1" text:name="magicdomid2387">
        <text:p text:style-name="P97">liste de chantiers en cours</text:p>
      </text:section>
      <text:section text:style-name="Sect1" text:name="magicdomid27">
        <text:p text:style-name="Standard"><text:line-break/></text:p>
      </text:section>
      <text:p text:style-name="P96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37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class="text"/>
    <style:style style:name="Heading_20_4" style:display-name="Heading 4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8:55:52</meta:creation-date>
    <dc:date>2014-12-13T18:39:11.389733000</dc:date>
    <meta:editing-duration>P1DT12H31M40S</meta:editing-duration>
    <meta:editing-cycles>13</meta:editing-cycles>
    <meta:generator>LibreOffice/4.2.6.3$MacOSX_x86 LibreOffice_project/3fd416d4c6db7d3204c17ce57a1d70f6e531ee21</meta:generator>
    <meta:document-statistic meta:table-count="0" meta:image-count="0" meta:object-count="0" meta:page-count="6" meta:paragraph-count="175" meta:word-count="1014" meta:character-count="5811" meta:non-whitespace-character-count="4901"/>
  </office:meta>
</office:document-meta>
</file>